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1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29cm"/>
      <style:paragraph-properties style:writing-mode="lr-tb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5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fo:font-size="17.8999996185303pt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4cm" svg:height="1.825cm" svg:x="3.7cm" svg:y="11.134cm">
          <draw:text-box>
            <text:p>v<text:span text:style-name="T1">S</text:span></text:p>
          </draw:text-box>
        </draw:frame>
        <draw:g>
          <draw:custom-shape draw:style-name="gr2" draw:text-style-name="P2" draw:layer="layout" svg:width="5.013cm" svg:height="5.156cm" svg:x="10.327cm" svg:y="7.62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3" draw:layer="layout" svg:x1="11.58cm" svg:y1="8.98cm" svg:x2="11.58cm" svg:y2="11.487cm">
                <text:p/>
              </draw:line>
              <draw:line draw:style-name="gr3" draw:text-style-name="P3" draw:layer="layout" svg:x1="12.868cm" svg:y1="8.946cm" svg:x2="11.58cm" svg:y2="9.607cm">
                <text:p/>
              </draw:line>
              <draw:line draw:style-name="gr4" draw:text-style-name="P3" draw:layer="layout" svg:x1="12.868cm" svg:y1="11.507cm" svg:x2="11.58cm" svg:y2="10.846cm">
                <text:p/>
              </draw:line>
              <draw:line draw:style-name="gr3" draw:text-style-name="P3" draw:layer="layout" svg:x1="12.833cm" svg:y1="7.692cm" svg:x2="12.833cm" svg:y2="8.946cm">
                <text:p/>
              </draw:line>
              <draw:line draw:style-name="gr3" draw:text-style-name="P3" draw:layer="layout" svg:x1="12.833cm" svg:y1="11.492cm" svg:x2="12.833cm" svg:y2="12.746cm">
                <text:p/>
              </draw:line>
              <draw:line draw:style-name="gr3" draw:text-style-name="P3" draw:layer="layout" svg:x1="10.327cm" svg:y1="10.264cm" svg:x2="11.545cm" svg:y2="10.264cm">
                <text:p/>
              </draw:line>
            </draw:g>
          </draw:g>
        </draw:g>
        <draw:line draw:style-name="gr5" draw:text-style-name="P3" draw:layer="layout" svg:x1="11.171cm" svg:y1="12.068cm" svg:x2="11.132cm" svg:y2="10.296cm">
          <text:p/>
        </draw:line>
        <draw:line draw:style-name="gr5" draw:text-style-name="P3" draw:layer="layout" svg:x1="21.287cm" svg:y1="3.846cm" svg:x2="20.482cm" svg:y2="3.846cm">
          <text:p/>
        </draw:line>
        <draw:line draw:style-name="gr5" draw:text-style-name="P3" draw:layer="layout" svg:x1="11.119cm" svg:y1="10.253cm" svg:x2="11.145cm" svg:y2="8.411cm">
          <text:p/>
        </draw:line>
        <draw:line draw:style-name="gr5" draw:text-style-name="P3" draw:layer="layout" svg:x1="18.667cm" svg:y1="3.871cm" svg:x2="11.067cm" svg:y2="3.871cm">
          <text:p/>
        </draw:line>
        <draw:g>
          <draw:line draw:style-name="gr5" draw:text-style-name="P3" draw:layer="layout" svg:x1="6.928cm" svg:y1="10.271cm" svg:x2="7.073cm" svg:y2="9.926cm">
            <text:p/>
          </draw:line>
          <draw:line draw:style-name="gr5" draw:text-style-name="P3" draw:layer="layout" svg:x1="7.376cm" svg:y1="10.63cm" svg:x2="7.071cm" svg:y2="9.927cm">
            <text:p/>
          </draw:line>
          <draw:line draw:style-name="gr5" draw:text-style-name="P3" draw:layer="layout" svg:x1="7.974cm" svg:y1="10.67cm" svg:x2="8.279cm" svg:y2="9.967cm">
            <text:p/>
          </draw:line>
          <draw:line draw:style-name="gr5" draw:text-style-name="P3" draw:layer="layout" svg:x1="7.361cm" svg:y1="10.647cm" svg:x2="7.666cm" svg:y2="9.944cm">
            <text:p/>
          </draw:line>
          <draw:line draw:style-name="gr5" draw:text-style-name="P3" draw:layer="layout" svg:x1="7.986cm" svg:y1="10.666cm" svg:x2="7.681cm" svg:y2="9.963cm">
            <text:p/>
          </draw:line>
          <draw:line draw:style-name="gr5" draw:text-style-name="P3" draw:layer="layout" svg:x1="8.592cm" svg:y1="10.666cm" svg:x2="8.287cm" svg:y2="9.963cm">
            <text:p/>
          </draw:line>
          <draw:line draw:style-name="gr5" draw:text-style-name="P3" draw:layer="layout" svg:x1="8.587cm" svg:y1="10.631cm" svg:x2="8.732cm" svg:y2="10.286cm">
            <text:p/>
          </draw:line>
        </draw:g>
        <draw:line draw:style-name="gr5" draw:text-style-name="P3" draw:layer="layout" svg:x1="7.322cm" svg:y1="14.743cm" svg:x2="4.883cm" svg:y2="14.758cm">
          <text:p/>
        </draw:line>
        <draw:line draw:style-name="gr5" draw:text-style-name="P3" draw:layer="layout" svg:x1="7.322cm" svg:y1="14.729cm" svg:x2="4.883cm" svg:y2="14.744cm">
          <text:p/>
        </draw:line>
        <draw:line draw:style-name="gr5" draw:text-style-name="P3" draw:layer="layout" svg:x1="5.548cm" svg:y1="15.068cm" svg:x2="6.76cm" svg:y2="15.068cm">
          <text:p/>
        </draw:line>
        <draw:line draw:style-name="gr5" draw:text-style-name="P3" draw:layer="layout" svg:x1="5.877cm" svg:y1="15.352cm" svg:x2="6.46cm" svg:y2="15.352cm">
          <text:p/>
        </draw:line>
        <draw:line draw:style-name="gr5" draw:text-style-name="P3" draw:layer="layout" svg:x1="6.158cm" svg:y1="14.823cm" svg:x2="6.164cm" svg:y2="12.743cm">
          <text:p/>
        </draw:line>
        <draw:line draw:style-name="gr5" draw:text-style-name="P3" draw:layer="layout" svg:x1="6.942cm" svg:y1="10.278cm" svg:x2="6.265cm" svg:y2="10.264cm">
          <text:p/>
        </draw:line>
        <draw:frame draw:style-name="gr6" draw:text-style-name="P4" draw:layer="layout" svg:width="1.96cm" svg:height="1.665cm" svg:x="6.642cm" svg:y="7.896cm">
          <draw:text-box>
            <text:p><text:span text:style-name="T2">Rin</text:span></text:p>
            <text:p><text:span text:style-name="T2"/></text:p>
          </draw:text-box>
        </draw:frame>
        <draw:custom-shape draw:style-name="gr7" draw:text-style-name="P5" draw:layer="layout" svg:width="1.842cm" svg:height="1.843cm" svg:x="5.243cm" svg:y="10.936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294cm" svg:y1="10.304cm" svg:x2="6.294cm" svg:y2="10.875cm">
          <text:p/>
        </draw:line>
        <draw:g>
          <draw:line draw:style-name="gr5" draw:text-style-name="P3" draw:layer="layout" svg:x1="9.495cm" svg:y1="11.257cm" svg:x2="9.495cm" svg:y2="9.241cm">
            <text:p/>
          </draw:line>
          <draw:line draw:style-name="gr5" draw:text-style-name="P3" draw:layer="layout" svg:x1="9.495cm" svg:y1="11.257cm" svg:x2="9.495cm" svg:y2="9.241cm">
            <text:p/>
          </draw:line>
          <draw:line draw:style-name="gr5" draw:text-style-name="P3" draw:layer="layout" svg:x1="10.124cm" svg:y1="11.257cm" svg:x2="10.124cm" svg:y2="9.241cm">
            <text:p/>
          </draw:line>
          <draw:line draw:style-name="gr5" draw:text-style-name="P3" draw:layer="layout" svg:x1="10.975cm" svg:y1="10.264cm" svg:x2="10.121cm" svg:y2="10.248cm">
            <text:p/>
          </draw:line>
          <draw:line draw:style-name="gr5" draw:text-style-name="P3" draw:layer="layout" svg:x1="9.508cm" svg:y1="10.264cm" svg:x2="8.654cm" svg:y2="10.248cm">
            <text:p/>
          </draw:line>
        </draw:g>
        <draw:frame draw:style-name="gr1" draw:text-style-name="P1" draw:layer="layout" svg:width="2.568cm" svg:height="1.825cm" svg:x="8.707cm" svg:y="8.108cm">
          <draw:text-box>
            <text:p>C<text:span text:style-name="T1">c</text:span><text:span text:style-name="T1">o</text:span><text:span text:style-name="T1">u</text:span><text:span text:style-name="T1">pl</text:span><text:span text:style-name="T1">in</text:span><text:span text:style-name="T1">g</text:span></text:p>
            <text:p/>
          </draw:text-box>
        </draw:frame>
        <draw:g>
          <draw:line draw:style-name="gr5" draw:text-style-name="P3" draw:layer="layout" svg:x1="18.46cm" svg:y1="6.6cm" svg:x2="18.619cm" svg:y2="6.258cm">
            <text:p/>
          </draw:line>
          <draw:line draw:style-name="gr5" draw:text-style-name="P3" draw:layer="layout" svg:x1="18.949cm" svg:y1="6.954cm" svg:x2="18.616cm" svg:y2="6.259cm">
            <text:p/>
          </draw:line>
          <draw:line draw:style-name="gr5" draw:text-style-name="P3" draw:layer="layout" svg:x1="19.602cm" svg:y1="6.993cm" svg:x2="19.935cm" svg:y2="6.298cm">
            <text:p/>
          </draw:line>
          <draw:line draw:style-name="gr5" draw:text-style-name="P3" draw:layer="layout" svg:x1="18.933cm" svg:y1="6.97cm" svg:x2="19.266cm" svg:y2="6.275cm">
            <text:p/>
          </draw:line>
          <draw:line draw:style-name="gr5" draw:text-style-name="P3" draw:layer="layout" svg:x1="19.616cm" svg:y1="6.989cm" svg:x2="19.283cm" svg:y2="6.294cm">
            <text:p/>
          </draw:line>
          <draw:line draw:style-name="gr5" draw:text-style-name="P3" draw:layer="layout" svg:x1="20.277cm" svg:y1="6.99cm" svg:x2="19.944cm" svg:y2="6.295cm">
            <text:p/>
          </draw:line>
          <draw:line draw:style-name="gr5" draw:text-style-name="P3" draw:layer="layout" svg:x1="20.271cm" svg:y1="6.955cm" svg:x2="20.43cm" svg:y2="6.613cm">
            <text:p/>
          </draw:line>
        </draw:g>
        <draw:g>
          <draw:line draw:style-name="gr5" draw:text-style-name="P3" draw:layer="layout" svg:x1="12.891cm" svg:y1="16.089cm" svg:x2="12.386cm" svg:y2="15.824cm">
            <text:p/>
          </draw:line>
          <draw:line draw:style-name="gr5" draw:text-style-name="P3" draw:layer="layout" svg:x1="13.377cm" svg:y1="15.25cm" svg:x2="12.387cm" svg:y2="15.828cm">
            <text:p/>
          </draw:line>
          <draw:line draw:style-name="gr5" draw:text-style-name="P3" draw:layer="layout" svg:x1="13.397cm" svg:y1="14.136cm" svg:x2="12.37cm" svg:y2="13.579cm">
            <text:p/>
          </draw:line>
          <draw:line draw:style-name="gr5" draw:text-style-name="P3" draw:layer="layout" svg:x1="13.401cm" svg:y1="15.277cm" svg:x2="12.374cm" svg:y2="14.72cm">
            <text:p/>
          </draw:line>
          <draw:line draw:style-name="gr5" draw:text-style-name="P3" draw:layer="layout" svg:x1="13.39cm" svg:y1="14.113cm" svg:x2="12.4cm" svg:y2="14.691cm">
            <text:p/>
          </draw:line>
          <draw:line draw:style-name="gr5" draw:text-style-name="P3" draw:layer="layout" svg:x1="13.354cm" svg:y1="12.987cm" svg:x2="12.364cm" svg:y2="13.565cm">
            <text:p/>
          </draw:line>
          <draw:line draw:style-name="gr5" draw:text-style-name="P3" draw:layer="layout" svg:x1="13.305cm" svg:y1="12.997cm" svg:x2="12.8cm" svg:y2="12.732cm">
            <text:p/>
          </draw:line>
        </draw:g>
        <draw:g>
          <draw:line draw:style-name="gr5" draw:text-style-name="P3" draw:layer="layout" svg:x1="13.885cm" svg:y1="13.957cm" svg:x2="15.901cm" svg:y2="13.957cm">
            <text:p/>
          </draw:line>
          <draw:line draw:style-name="gr5" draw:text-style-name="P3" draw:layer="layout" svg:x1="13.885cm" svg:y1="13.957cm" svg:x2="15.901cm" svg:y2="13.957cm">
            <text:p/>
          </draw:line>
          <draw:line draw:style-name="gr5" draw:text-style-name="P3" draw:layer="layout" svg:x1="13.885cm" svg:y1="14.857cm" svg:x2="15.901cm" svg:y2="14.857cm">
            <text:p/>
          </draw:line>
          <draw:line draw:style-name="gr5" draw:text-style-name="P3" draw:layer="layout" svg:x1="14.879cm" svg:y1="16.073cm" svg:x2="14.895cm" svg:y2="14.85cm">
            <text:p/>
          </draw:line>
          <draw:line draw:style-name="gr5" draw:text-style-name="P3" draw:layer="layout" svg:x1="14.879cm" svg:y1="13.975cm" svg:x2="14.895cm" svg:y2="12.752cm">
            <text:p/>
          </draw:line>
        </draw:g>
        <draw:line draw:style-name="gr5" draw:text-style-name="P3" draw:layer="layout" svg:x1="14.932cm" svg:y1="11.965cm" svg:x2="12.753cm" svg:y2="11.965cm">
          <text:p/>
        </draw:line>
        <draw:line draw:style-name="gr5" draw:text-style-name="P3" draw:layer="layout" svg:x1="14.88cm" svg:y1="11.939cm" svg:x2="14.88cm" svg:y2="12.872cm">
          <text:p/>
        </draw:line>
        <draw:line draw:style-name="gr5" draw:text-style-name="P3" draw:layer="layout" svg:x1="12.909cm" svg:y1="16.089cm" svg:x2="14.984cm" svg:y2="16.063cm">
          <text:p/>
        </draw:line>
        <draw:frame draw:style-name="gr8" draw:text-style-name="P1" draw:layer="layout" svg:width="2.075cm" svg:height="2.594cm" svg:x="13.353cm" svg:y="12.354cm">
          <draw:text-box>
            <text:p>R<text:span text:style-name="T1">E1</text:span></text:p>
          </draw:text-box>
        </draw:frame>
        <draw:frame draw:style-name="gr9" draw:text-style-name="P1" draw:layer="layout" svg:width="2.049cm" svg:height="1.114cm" svg:x="16.541cm" svg:y="13.858cm">
          <draw:text-box>
            <text:p>C<text:span text:style-name="T1">E</text:span><text:span text:style-name="T1">1</text:span></text:p>
          </draw:text-box>
        </draw:frame>
        <draw:g>
          <draw:line draw:style-name="gr5" draw:text-style-name="P3" draw:layer="layout" svg:x1="11.113cm" svg:y1="8.438cm" svg:x2="10.722cm" svg:y2="8.21cm">
            <text:p/>
          </draw:line>
          <draw:line draw:style-name="gr5" draw:text-style-name="P3" draw:layer="layout" svg:x1="11.49cm" svg:y1="7.718cm" svg:x2="10.723cm" svg:y2="8.214cm">
            <text:p/>
          </draw:line>
          <draw:line draw:style-name="gr5" draw:text-style-name="P3" draw:layer="layout" svg:x1="11.505cm" svg:y1="6.763cm" svg:x2="10.71cm" svg:y2="6.285cm">
            <text:p/>
          </draw:line>
          <draw:line draw:style-name="gr5" draw:text-style-name="P3" draw:layer="layout" svg:x1="11.508cm" svg:y1="7.742cm" svg:x2="10.713cm" svg:y2="7.264cm">
            <text:p/>
          </draw:line>
          <draw:line draw:style-name="gr5" draw:text-style-name="P3" draw:layer="layout" svg:x1="11.5cm" svg:y1="6.743cm" svg:x2="10.733cm" svg:y2="7.239cm">
            <text:p/>
          </draw:line>
          <draw:line draw:style-name="gr5" draw:text-style-name="P3" draw:layer="layout" svg:x1="11.472cm" svg:y1="5.776cm" svg:x2="10.705cm" svg:y2="6.272cm">
            <text:p/>
          </draw:line>
          <draw:line draw:style-name="gr5" draw:text-style-name="P3" draw:layer="layout" svg:x1="11.434cm" svg:y1="5.786cm" svg:x2="11.043cm" svg:y2="5.558cm">
            <text:p/>
          </draw:line>
        </draw:g>
        <draw:g>
          <draw:line draw:style-name="gr5" draw:text-style-name="P3" draw:layer="layout" svg:x1="12.825cm" svg:y1="7.814cm" svg:x2="12.434cm" svg:y2="7.64cm">
            <text:p/>
          </draw:line>
          <draw:line draw:style-name="gr5" draw:text-style-name="P3" draw:layer="layout" svg:x1="13.202cm" svg:y1="7.263cm" svg:x2="12.435cm" svg:y2="7.643cm">
            <text:p/>
          </draw:line>
          <draw:line draw:style-name="gr5" draw:text-style-name="P3" draw:layer="layout" svg:x1="13.217cm" svg:y1="6.531cm" svg:x2="12.422cm" svg:y2="6.165cm">
            <text:p/>
          </draw:line>
          <draw:line draw:style-name="gr5" draw:text-style-name="P3" draw:layer="layout" svg:x1="13.22cm" svg:y1="7.281cm" svg:x2="12.425cm" svg:y2="6.915cm">
            <text:p/>
          </draw:line>
          <draw:line draw:style-name="gr5" draw:text-style-name="P3" draw:layer="layout" svg:x1="13.212cm" svg:y1="6.516cm" svg:x2="12.445cm" svg:y2="6.896cm">
            <text:p/>
          </draw:line>
          <draw:line draw:style-name="gr5" draw:text-style-name="P3" draw:layer="layout" svg:x1="13.184cm" svg:y1="5.776cm" svg:x2="12.417cm" svg:y2="6.156cm">
            <text:p/>
          </draw:line>
          <draw:line draw:style-name="gr5" draw:text-style-name="P3" draw:layer="layout" svg:x1="13.146cm" svg:y1="5.783cm" svg:x2="12.755cm" svg:y2="5.609cm">
            <text:p/>
          </draw:line>
        </draw:g>
        <draw:frame draw:style-name="gr10" draw:text-style-name="P1" draw:layer="layout" svg:width="1.816cm" svg:height="1.738cm" svg:x="9.484cm" svg:y="5.998cm">
          <draw:text-box>
            <text:p>R<text:span text:style-name="T1">b1</text:span></text:p>
          </draw:text-box>
        </draw:frame>
        <draw:frame draw:style-name="gr11" draw:text-style-name="P1" draw:layer="layout" svg:width="1.429cm" svg:height="1.114cm" svg:x="13.061cm" svg:y="6.207cm">
          <draw:text-box>
            <text:p>R<text:span text:style-name="T1">C</text:span><text:span text:style-name="T1">2</text:span></text:p>
          </draw:text-box>
        </draw:frame>
        <draw:g>
          <draw:line draw:style-name="gr5" draw:text-style-name="P3" draw:layer="layout" svg:x1="11.192cm" svg:y1="14.923cm" svg:x2="10.801cm" svg:y2="14.695cm">
            <text:p/>
          </draw:line>
          <draw:line draw:style-name="gr5" draw:text-style-name="P3" draw:layer="layout" svg:x1="11.569cm" svg:y1="14.203cm" svg:x2="10.802cm" svg:y2="14.699cm">
            <text:p/>
          </draw:line>
          <draw:line draw:style-name="gr5" draw:text-style-name="P3" draw:layer="layout" svg:x1="11.584cm" svg:y1="13.248cm" svg:x2="10.789cm" svg:y2="12.77cm">
            <text:p/>
          </draw:line>
          <draw:line draw:style-name="gr5" draw:text-style-name="P3" draw:layer="layout" svg:x1="11.587cm" svg:y1="14.227cm" svg:x2="10.792cm" svg:y2="13.749cm">
            <text:p/>
          </draw:line>
          <draw:line draw:style-name="gr5" draw:text-style-name="P3" draw:layer="layout" svg:x1="11.579cm" svg:y1="13.228cm" svg:x2="10.812cm" svg:y2="13.724cm">
            <text:p/>
          </draw:line>
          <draw:line draw:style-name="gr5" draw:text-style-name="P3" draw:layer="layout" svg:x1="11.551cm" svg:y1="12.261cm" svg:x2="10.784cm" svg:y2="12.757cm">
            <text:p/>
          </draw:line>
          <draw:line draw:style-name="gr5" draw:text-style-name="P3" draw:layer="layout" svg:x1="11.513cm" svg:y1="12.271cm" svg:x2="11.122cm" svg:y2="12.043cm">
            <text:p/>
          </draw:line>
        </draw:g>
        <draw:line draw:style-name="gr5" draw:text-style-name="P3" draw:layer="layout" svg:x1="11.235cm" svg:y1="16.641cm" svg:x2="11.235cm" svg:y2="14.914cm">
          <text:p/>
        </draw:line>
        <draw:line draw:style-name="gr5" draw:text-style-name="P3" draw:layer="layout" svg:x1="12.33cm" svg:y1="16.715cm" svg:x2="9.891cm" svg:y2="16.73cm">
          <text:p/>
        </draw:line>
        <draw:line draw:style-name="gr5" draw:text-style-name="P3" draw:layer="layout" svg:x1="12.33cm" svg:y1="16.701cm" svg:x2="9.891cm" svg:y2="16.716cm">
          <text:p/>
        </draw:line>
        <draw:line draw:style-name="gr5" draw:text-style-name="P3" draw:layer="layout" svg:x1="10.556cm" svg:y1="17.04cm" svg:x2="11.768cm" svg:y2="17.04cm">
          <text:p/>
        </draw:line>
        <draw:line draw:style-name="gr5" draw:text-style-name="P3" draw:layer="layout" svg:x1="10.885cm" svg:y1="17.324cm" svg:x2="11.468cm" svg:y2="17.324cm">
          <text:p/>
        </draw:line>
        <draw:frame draw:style-name="gr9" draw:text-style-name="P1" draw:layer="layout" svg:width="1.919cm" svg:height="1.114cm" svg:x="9.459cm" svg:y="12.898cm">
          <draw:text-box>
            <text:p>R<text:span text:style-name="T1">b2</text:span></text:p>
          </draw:text-box>
        </draw:frame>
        <draw:line draw:style-name="gr5" draw:text-style-name="P3" draw:layer="layout" svg:x1="19.108cm" svg:y1="8.904cm" svg:x2="12.772cm" svg:y2="8.924cm">
          <text:p/>
        </draw:line>
        <draw:line draw:style-name="gr5" draw:text-style-name="P3" draw:layer="layout" svg:x1="21.261cm" svg:y1="2.9cm" svg:x2="21.261cm" svg:y2="4.949cm">
          <text:p/>
        </draw:line>
        <draw:line draw:style-name="gr5" draw:text-style-name="P3" draw:layer="layout" svg:x1="21.494cm" svg:y1="4.573cm" svg:x2="21.494cm" svg:y2="3.276cm">
          <text:p/>
        </draw:line>
        <draw:line draw:style-name="gr5" draw:text-style-name="P3" draw:layer="layout" svg:x1="21.677cm" svg:y1="3.681cm" svg:x2="21.676cm" svg:y2="4.209cm">
          <text:p/>
        </draw:line>
        <draw:custom-shape draw:style-name="gr7" draw:text-style-name="P5" draw:layer="layout" svg:width="1.842cm" svg:height="1.843cm" draw:transform="rotate (1.5990706606772) translate (18.675cm 4.793cm)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5.013cm" svg:height="5.156cm" svg:x="18.624cm" svg:y="6.8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19.16cm" svg:y1="7.996cm" svg:x2="19.16cm" svg:y2="9.786cm">
          <text:p/>
        </draw:line>
        <draw:line draw:style-name="gr5" draw:text-style-name="P3" draw:layer="layout" svg:x1="20.068cm" svg:y1="9.941cm" svg:x2="19.134cm" svg:y2="9.189cm">
          <text:p/>
        </draw:line>
        <draw:line draw:style-name="gr5" draw:text-style-name="P3" draw:layer="layout" svg:x1="20.042cm" svg:y1="11.549cm" svg:x2="20.035cm" svg:y2="9.909cm">
          <text:p/>
        </draw:line>
        <draw:line draw:style-name="gr5" draw:text-style-name="P3" draw:layer="layout" svg:x1="21.278cm" svg:y1="11.58cm" svg:x2="18.839cm" svg:y2="11.595cm">
          <text:p/>
        </draw:line>
        <draw:line draw:style-name="gr5" draw:text-style-name="P3" draw:layer="layout" svg:x1="21.278cm" svg:y1="11.566cm" svg:x2="18.839cm" svg:y2="11.581cm">
          <text:p/>
        </draw:line>
        <draw:line draw:style-name="gr5" draw:text-style-name="P3" draw:layer="layout" svg:x1="19.504cm" svg:y1="11.905cm" svg:x2="20.716cm" svg:y2="11.905cm">
          <text:p/>
        </draw:line>
        <draw:line draw:style-name="gr5" draw:text-style-name="P3" draw:layer="layout" svg:x1="19.833cm" svg:y1="12.189cm" svg:x2="20.416cm" svg:y2="12.189cm">
          <text:p/>
        </draw:line>
        <draw:line draw:style-name="gr12" draw:text-style-name="P3" draw:layer="layout" svg:x1="20.353cm" svg:y1="7.581cm" svg:x2="19.186cm" svg:y2="8.774cm">
          <text:p/>
        </draw:line>
        <draw:line draw:style-name="gr5" draw:text-style-name="P3" draw:layer="layout" svg:x1="20.379cm" svg:y1="7.607cm" svg:x2="20.405cm" svg:y2="6.517cm">
          <text:p/>
        </draw:line>
        <draw:line draw:style-name="gr5" draw:text-style-name="P3" draw:layer="layout" svg:x1="18.46cm" svg:y1="6.517cm" svg:x2="18.434cm" svg:y2="3.846cm">
          <text:p/>
        </draw:line>
        <draw:frame draw:style-name="gr13" draw:text-style-name="P1" draw:layer="layout" svg:width="1.816cm" svg:height="1.977cm" svg:x="17.786cm" svg:y="6.932cm">
          <draw:text-box>
            <text:p>R<text:span text:style-name="T1">out</text:span></text:p>
            <text:p><text:span text:style-name="T1"/></text:p>
          </draw:text-box>
        </draw:frame>
        <draw:g>
          <draw:line draw:style-name="gr5" draw:text-style-name="P3" draw:layer="layout" svg:x1="21.497cm" svg:y1="8.481cm" svg:x2="21.497cm" svg:y2="6.802cm">
            <text:p/>
          </draw:line>
          <draw:line draw:style-name="gr5" draw:text-style-name="P3" draw:layer="layout" svg:x1="21.497cm" svg:y1="8.481cm" svg:x2="21.497cm" svg:y2="6.802cm">
            <text:p/>
          </draw:line>
          <draw:line draw:style-name="gr5" draw:text-style-name="P3" draw:layer="layout" svg:x1="22.367cm" svg:y1="8.481cm" svg:x2="22.367cm" svg:y2="6.802cm">
            <text:p/>
          </draw:line>
          <draw:line draw:style-name="gr5" draw:text-style-name="P3" draw:layer="layout" svg:x1="23.544cm" svg:y1="7.654cm" svg:x2="22.363cm" svg:y2="7.641cm">
            <text:p/>
          </draw:line>
          <draw:line draw:style-name="gr5" draw:text-style-name="P3" draw:layer="layout" svg:x1="21.516cm" svg:y1="7.654cm" svg:x2="20.335cm" svg:y2="7.641cm">
            <text:p/>
          </draw:line>
        </draw:g>
        <draw:frame draw:style-name="gr14" draw:text-style-name="P1" draw:layer="layout" svg:width="2.179cm" svg:height="2.153cm" svg:x="22.091cm" svg:y="6.128cm">
          <draw:text-box>
            <text:p>C<text:span text:style-name="T1">o</text:span><text:span text:style-name="T1">u</text:span><text:span text:style-name="T1">t</text:span></text:p>
            <text:p><text:span text:style-name="T1"/></text:p>
          </draw:text-box>
        </draw:frame>
        <draw:line draw:style-name="gr5" draw:text-style-name="P3" draw:layer="layout" svg:x1="11.144cm" svg:y1="5.557cm" svg:x2="11.145cm" svg:y2="3.82cm">
          <text:p/>
        </draw:line>
        <draw:line draw:style-name="gr5" draw:text-style-name="P3" draw:layer="layout" svg:x1="12.779cm" svg:y1="5.609cm" svg:x2="12.78cm" svg:y2="3.872cm">
          <text:p/>
        </draw:line>
        <draw:g>
          <draw:line draw:style-name="gr5" draw:text-style-name="P3" draw:layer="layout" svg:x1="23.544cm" svg:y1="7.717cm" svg:x2="23.703cm" svg:y2="7.375cm">
            <text:p/>
          </draw:line>
          <draw:line draw:style-name="gr5" draw:text-style-name="P3" draw:layer="layout" svg:x1="24.033cm" svg:y1="8.071cm" svg:x2="23.7cm" svg:y2="7.376cm">
            <text:p/>
          </draw:line>
          <draw:line draw:style-name="gr5" draw:text-style-name="P3" draw:layer="layout" svg:x1="24.686cm" svg:y1="8.11cm" svg:x2="25.019cm" svg:y2="7.415cm">
            <text:p/>
          </draw:line>
          <draw:line draw:style-name="gr5" draw:text-style-name="P3" draw:layer="layout" svg:x1="24.017cm" svg:y1="8.087cm" svg:x2="24.35cm" svg:y2="7.392cm">
            <text:p/>
          </draw:line>
          <draw:line draw:style-name="gr5" draw:text-style-name="P3" draw:layer="layout" svg:x1="24.7cm" svg:y1="8.106cm" svg:x2="24.367cm" svg:y2="7.411cm">
            <text:p/>
          </draw:line>
          <draw:line draw:style-name="gr5" draw:text-style-name="P3" draw:layer="layout" svg:x1="25.361cm" svg:y1="8.107cm" svg:x2="25.028cm" svg:y2="7.412cm">
            <text:p/>
          </draw:line>
          <draw:line draw:style-name="gr5" draw:text-style-name="P3" draw:layer="layout" svg:x1="25.355cm" svg:y1="8.072cm" svg:x2="25.514cm" svg:y2="7.73cm">
            <text:p/>
          </draw:line>
        </draw:g>
        <draw:frame draw:style-name="gr15" draw:text-style-name="P1" draw:layer="layout" svg:width="2.179cm" svg:height="2.536cm" svg:x="24.483cm" svg:y="6.103cm">
          <draw:text-box>
            <text:p><text:span text:style-name="T3"/></text:p>
            <text:p><text:span text:style-name="T3"/></text:p>
            <text:p><text:span text:style-name="T1"/></text:p>
          </draw:text-box>
        </draw:frame>
        <draw:frame draw:style-name="gr14" draw:text-style-name="P1" draw:layer="layout" svg:width="2.179cm" svg:height="2.153cm" svg:x="24.738cm" svg:y="6.181cm">
          <draw:text-box>
            <text:p>R<text:span text:style-name="T1">load</text:span></text:p>
            <text:p><text:span text:style-name="T1"/></text:p>
          </draw:text-box>
        </draw:frame>
        <draw:line draw:style-name="gr5" draw:text-style-name="P3" draw:layer="layout" svg:x1="26.83cm" svg:y1="9.895cm" svg:x2="24.391cm" svg:y2="9.91cm">
          <text:p/>
        </draw:line>
        <draw:line draw:style-name="gr5" draw:text-style-name="P3" draw:layer="layout" svg:x1="26.83cm" svg:y1="9.881cm" svg:x2="24.391cm" svg:y2="9.896cm">
          <text:p/>
        </draw:line>
        <draw:line draw:style-name="gr5" draw:text-style-name="P3" draw:layer="layout" svg:x1="25.056cm" svg:y1="10.22cm" svg:x2="26.268cm" svg:y2="10.22cm">
          <text:p/>
        </draw:line>
        <draw:line draw:style-name="gr5" draw:text-style-name="P3" draw:layer="layout" svg:x1="25.385cm" svg:y1="10.504cm" svg:x2="25.968cm" svg:y2="10.504cm">
          <text:p/>
        </draw:line>
        <draw:line draw:style-name="gr5" draw:text-style-name="P3" draw:layer="layout" svg:x1="25.567cm" svg:y1="9.941cm" svg:x2="25.567cm" svg:y2="7.659cm">
          <text:p/>
        </draw:line>
        <draw:frame draw:style-name="gr16" draw:text-style-name="P1" draw:layer="layout" svg:width="2.438cm" svg:height="2.231cm" svg:x="20.172cm" svg:y="4.363cm">
          <draw:text-box>
            <text:p>V<text:span text:style-name="T1">cc</text:span></text:p>
            <text:p><text:span text:style-name="T1"><text:s/></text:span></text:p>
          </draw:text-box>
        </draw:frame>
        <draw:line draw:style-name="gr5" draw:text-style-name="P3" draw:layer="layout" svg:x1="12.857cm" svg:y1="16.115cm" svg:x2="11.197cm" svg:y2="16.1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49:28.363690391</meta:creation-date>
    <dc:date>2021-05-22T11:17:56.655970251</dc:date>
    <meta:editing-duration>PT28M28S</meta:editing-duration>
    <meta:editing-cycles>2</meta:editing-cycles>
    <meta:generator>LibreOffice/6.4.6.2$Linux_X86_64 LibreOffice_project/40$Build-2</meta:generator>
    <meta:document-statistic meta:object-count="142"/>
  </office:meta>
</office:document-meta>
</file>